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Levin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3, 1897</text:p>
      <text:p text:style-name="P5">Month<text:tab/><text:tab/><text:tab/><text:tab/><text:tab/><text:tab/>August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Hebrew Orphan Asylum./</text:p>
      <text:p text:style-name="P3">Baltimore, Aug 3" 1897./</text:p>
      <text:p text:style-name="P2">Rev. Dr. Sabato Morais,/</text:p>
      <text:p text:style-name="P2"><text:tab/>Dear Doctor:-/</text:p>
      <text:p text:style-name="P2"><text:tab/><text:tab/>I thank you ever/ so much for your lovely letter/ of the 30<text:span text:style-name="T2">th</text:span><text:span text:style-name="T3"> ult. <text:s/>Your kind words/ have ever been a source of encourage-/ment to me./</text:span></text:p>
      <text:p text:style-name="P2"><text:span text:style-name="T3"><text:tab/>Dear Doctor, if you will not be/ inconvenienced thereby, I would like/ to send you the manuscript of/ my sermon for your criticism./ <text:s/>If you think it fit for publi-/cation I shall have it inserted/ in the "Jewish Exponent."/</text:span></text:p>
      <text:p text:style-name="P2"><text:span text:style-name="T3"/></text:p>
      <text:p text:style-name="P2"><text:span text:style-name="T3">[Page 2]</text:span></text:p>
      <text:p text:style-name="P2"><text:span text:style-name="T3"><text:tab/>Hoping that you and those near/ and dear to you are well and happy,/ I am, with kindest regards,/ Ever sincerely yours,/ David Levin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00:52.43</meta:creation-date>
    <dc:date>2012-01-11T14:05:12.41</dc:date>
    <dc:creator>Penn Libraries</dc:creator>
    <meta:editing-duration>PT00H04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70" meta:character-count="1859"/>
  </office:meta>
</office:document-meta>
</file>